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89.49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95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1.74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128.1pt"/>
    </style:style>
    <style:style style:name="co11" style:family="table-column">
      <style:table-column-properties fo:break-before="auto" style:column-width="85.15pt"/>
    </style:style>
    <style:style style:name="co12" style:family="table-column">
      <style:table-column-properties fo:break-before="auto" style:column-width="88.75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87.45pt"/>
    </style:style>
    <style:style style:name="co15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8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6" table:default-cell-style-name="ce1"/>
        <table:table-row table:style-name="ro1">
          <table:table-cell/>
          <table:table-cell table:style-name="Default" office:value-type="string" calcext:value-type="string">
            <text:p>2mm_STANDARD</text:p>
          </table:table-cell>
          <table:table-cell table:style-name="Default" office:value-type="string" calcext:value-type="string">
            <text:p>3mm_STANDARD</text:p>
          </table:table-cell>
          <table:table-cell table:style-name="Default" office:value-type="string" calcext:value-type="string">
            <text:p>blackscholes</text:p>
          </table:table-cell>
          <table:table-cell table:style-name="Default" office:value-type="string" calcext:value-type="string">
            <text:p>cholesky_STANDARD</text:p>
          </table:table-cell>
          <table:table-cell table:style-name="Default" office:value-type="string" calcext:value-type="string">
            <text:p>doitgen_STANDARD</text:p>
          </table:table-cell>
          <table:table-cell table:style-name="Default" office:value-type="string" calcext:value-type="string">
            <text:p>durbin_STANDARD</text:p>
          </table:table-cell>
          <table:table-cell table:style-name="Default" office:value-type="string" calcext:value-type="string">
            <text:p>ep.A.g</text:p>
          </table:table-cell>
          <table:table-cell table:style-name="Default" office:value-type="string" calcext:value-type="string">
            <text:p>ft.A</text:p>
          </table:table-cell>
          <table:table-cell table:style-name="Default" office:value-type="string" calcext:value-type="string">
            <text:p>gemm_STANDARD</text:p>
          </table:table-cell>
          <table:table-cell table:style-name="Default" office:value-type="string" calcext:value-type="string">
            <text:p>gemver_STANDARD</text:p>
          </table:table-cell>
          <table:table-cell table:style-name="Default" office:value-type="string" calcext:value-type="string">
            <text:p>gesummv_STANDARD</text:p>
          </table:table-cell>
          <table:table-cell table:style-name="Default" office:value-type="string" calcext:value-type="string">
            <text:p>gramschmidt_STANDARD</text:p>
          </table:table-cell>
          <table:table-cell table:style-name="Default" office:value-type="string" calcext:value-type="string">
            <text:p>jacLR</text:p>
          </table:table-cell>
          <table:table-cell table:style-name="Default" office:value-type="string" calcext:value-type="string">
            <text:p>mvt_STANDARD</text:p>
          </table:table-cell>
          <table:table-cell table:style-name="Default" office:value-type="string" calcext:value-type="string">
            <text:p>stream_d0</text:p>
          </table:table-cell>
          <table:table-cell table:style-name="Default" office:value-type="string" calcext:value-type="string">
            <text:p>syr2k_STANDARD</text:p>
          </table:table-cell>
          <table:table-cell table:style-name="Default" office:value-type="string" calcext:value-type="string">
            <text:p>syrk_STANDARD</text:p>
          </table:table-cell>
          <table:table-cell table:style-name="Default" office:value-type="string" calcext:value-type="string">
            <text:p>trisolv_STANDARD</text:p>
          </table:table-cell>
          <table:table-cell table:style-name="Default" office:value-type="string" calcext:value-type="string">
            <text:p>trmm_STANDARD</text:p>
          </table:table-cell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float" office:value="25.4725" calcext:value-type="float">
            <text:p>25.473</text:p>
          </table:table-cell>
          <table:table-cell office:value-type="float" office:value="25.56" calcext:value-type="float">
            <text:p>25.560</text:p>
          </table:table-cell>
          <table:table-cell office:value-type="float" office:value="24.8333333333333" calcext:value-type="float">
            <text:p>24.833</text:p>
          </table:table-cell>
          <table:table-cell office:value-type="float" office:value="25.4925" calcext:value-type="float">
            <text:p>25.493</text:p>
          </table:table-cell>
          <table:table-cell office:value-type="float" office:value="25.33" calcext:value-type="float">
            <text:p>25.330</text:p>
          </table:table-cell>
          <table:table-cell office:value-type="float" office:value="24.495" calcext:value-type="float">
            <text:p>24.495</text:p>
          </table:table-cell>
          <table:table-cell office:value-type="float" office:value="25.21" calcext:value-type="float">
            <text:p>25.210</text:p>
          </table:table-cell>
          <table:table-cell office:value-type="float" office:value="25.55" calcext:value-type="float">
            <text:p>25.550</text:p>
          </table:table-cell>
          <table:table-cell office:value-type="float" office:value="25.495" calcext:value-type="float">
            <text:p>25.495</text:p>
          </table:table-cell>
          <table:table-cell office:value-type="float" office:value="25.6875" calcext:value-type="float">
            <text:p>25.688</text:p>
          </table:table-cell>
          <table:table-cell office:value-type="float" office:value="25.45" calcext:value-type="float">
            <text:p>25.450</text:p>
          </table:table-cell>
          <table:table-cell office:value-type="float" office:value="24.835" calcext:value-type="float">
            <text:p>24.835</text:p>
          </table:table-cell>
          <table:table-cell office:value-type="float" office:value="30.59" calcext:value-type="float">
            <text:p>30.590</text:p>
          </table:table-cell>
          <table:table-cell office:value-type="float" office:value="25.525" calcext:value-type="float">
            <text:p>25.525</text:p>
          </table:table-cell>
          <table:table-cell office:value-type="float" office:value="29.6275" calcext:value-type="float">
            <text:p>29.628</text:p>
          </table:table-cell>
          <table:table-cell office:value-type="float" office:value="25.8325" calcext:value-type="float">
            <text:p>25.833</text:p>
          </table:table-cell>
          <table:table-cell office:value-type="float" office:value="25.6425" calcext:value-type="float">
            <text:p>25.643</text:p>
          </table:table-cell>
          <table:table-cell office:value-type="float" office:value="24.6775" calcext:value-type="float">
            <text:p>24.678</text:p>
          </table:table-cell>
          <table:table-cell office:value-type="float" office:value="25.7175" calcext:value-type="float">
            <text:p>25.718</text:p>
          </table:table-cell>
        </table:table-row>
        <table:table-row table:style-name="ro1">
          <table:table-cell office:value-type="string" calcext:value-type="string">
            <text:p>3mm_STANDARD</text:p>
          </table:table-cell>
          <table:table-cell office:value-type="float" office:value="37.4933333333333" calcext:value-type="float">
            <text:p>37.493</text:p>
          </table:table-cell>
          <table:table-cell office:value-type="float" office:value="37.51" calcext:value-type="float">
            <text:p>37.510</text:p>
          </table:table-cell>
          <table:table-cell office:value-type="float" office:value="36.585" calcext:value-type="float">
            <text:p>36.585</text:p>
          </table:table-cell>
          <table:table-cell office:value-type="float" office:value="37.4133333333333" calcext:value-type="float">
            <text:p>37.413</text:p>
          </table:table-cell>
          <table:table-cell office:value-type="float" office:value="37.0566666666667" calcext:value-type="float">
            <text:p>37.057</text:p>
          </table:table-cell>
          <table:table-cell office:value-type="float" office:value="35.96" calcext:value-type="float">
            <text:p>35.960</text:p>
          </table:table-cell>
          <table:table-cell office:value-type="float" office:value="37.0333333333333" calcext:value-type="float">
            <text:p>37.033</text:p>
          </table:table-cell>
          <table:table-cell office:value-type="float" office:value="37.5033333333333" calcext:value-type="float">
            <text:p>37.503</text:p>
          </table:table-cell>
          <table:table-cell office:value-type="float" office:value="37.54" calcext:value-type="float">
            <text:p>37.540</text:p>
          </table:table-cell>
          <table:table-cell office:value-type="float" office:value="37.9633333333333" calcext:value-type="float">
            <text:p>37.963</text:p>
          </table:table-cell>
          <table:table-cell office:value-type="float" office:value="37.5766666666667" calcext:value-type="float">
            <text:p>37.577</text:p>
          </table:table-cell>
          <table:table-cell office:value-type="float" office:value="36.4033333333333" calcext:value-type="float">
            <text:p>36.403</text:p>
          </table:table-cell>
          <table:table-cell office:value-type="float" office:value="45.205" calcext:value-type="float">
            <text:p>45.205</text:p>
          </table:table-cell>
          <table:table-cell office:value-type="float" office:value="37.6033333333333" calcext:value-type="float">
            <text:p>37.603</text:p>
          </table:table-cell>
          <table:table-cell office:value-type="float" office:value="44.0166666666667" calcext:value-type="float">
            <text:p>44.017</text:p>
          </table:table-cell>
          <table:table-cell office:value-type="float" office:value="38.0533333333333" calcext:value-type="float">
            <text:p>38.053</text:p>
          </table:table-cell>
          <table:table-cell office:value-type="float" office:value="37.94" calcext:value-type="float">
            <text:p>37.940</text:p>
          </table:table-cell>
          <table:table-cell office:value-type="float" office:value="36.4333333333333" calcext:value-type="float">
            <text:p>36.433</text:p>
          </table:table-cell>
          <table:table-cell office:value-type="float" office:value="38.12" calcext:value-type="float">
            <text:p>38.120</text:p>
          </table:table-cell>
        </table:table-row>
        <table:table-row table:style-name="ro1">
          <table:table-cell office:value-type="string" calcext:value-type="string">
            <text:p>blackscholes</text:p>
          </table:table-cell>
          <table:table-cell office:value-type="float" office:value="82.55" calcext:value-type="float">
            <text:p>82.550</text:p>
          </table:table-cell>
          <table:table-cell office:value-type="float" office:value="82.575" calcext:value-type="float">
            <text:p>82.575</text:p>
          </table:table-cell>
          <table:table-cell office:value-type="float" office:value="83.22" calcext:value-type="float">
            <text:p>83.220</text:p>
          </table:table-cell>
          <table:table-cell office:value-type="float" office:value="82.93" calcext:value-type="float">
            <text:p>82.930</text:p>
          </table:table-cell>
          <table:table-cell office:value-type="float" office:value="82.42" calcext:value-type="float">
            <text:p>82.420</text:p>
          </table:table-cell>
          <table:table-cell office:value-type="float" office:value="79.115" calcext:value-type="float">
            <text:p>79.115</text:p>
          </table:table-cell>
          <table:table-cell office:value-type="float" office:value="82.39" calcext:value-type="float">
            <text:p>82.390</text:p>
          </table:table-cell>
          <table:table-cell office:value-type="float" office:value="83.465" calcext:value-type="float">
            <text:p>83.465</text:p>
          </table:table-cell>
          <table:table-cell office:value-type="float" office:value="85.71" calcext:value-type="float">
            <text:p>85.710</text:p>
          </table:table-cell>
          <table:table-cell office:value-type="float" office:value="83.335" calcext:value-type="float">
            <text:p>83.335</text:p>
          </table:table-cell>
          <table:table-cell office:value-type="float" office:value="81.45" calcext:value-type="float">
            <text:p>81.450</text:p>
          </table:table-cell>
          <table:table-cell office:value-type="float" office:value="80.96" calcext:value-type="float">
            <text:p>80.960</text:p>
          </table:table-cell>
          <table:table-cell office:value-type="float" office:value="96.62" calcext:value-type="float">
            <text:p>96.620</text:p>
          </table:table-cell>
          <table:table-cell office:value-type="float" office:value="82.785" calcext:value-type="float">
            <text:p>82.785</text:p>
          </table:table-cell>
          <table:table-cell office:value-type="float" office:value="97.49" calcext:value-type="float">
            <text:p>97.490</text:p>
          </table:table-cell>
          <table:table-cell office:value-type="float" office:value="84.305" calcext:value-type="float">
            <text:p>84.305</text:p>
          </table:table-cell>
          <table:table-cell office:value-type="float" office:value="83.565" calcext:value-type="float">
            <text:p>83.565</text:p>
          </table:table-cell>
          <table:table-cell office:value-type="float" office:value="80.5" calcext:value-type="float">
            <text:p>80.500</text:p>
          </table:table-cell>
          <table:table-cell office:value-type="float" office:value="83.15" calcext:value-type="float">
            <text:p>83.150</text:p>
          </table:table-cell>
        </table:table-row>
        <table:table-row table:style-name="ro1">
          <table:table-cell office:value-type="string" calcext:value-type="string">
            <text:p>cholesky_STANDARD</text:p>
          </table:table-cell>
          <table:table-cell office:value-type="float" office:value="6.82" calcext:value-type="float">
            <text:p>6.820</text:p>
          </table:table-cell>
          <table:table-cell office:value-type="float" office:value="6.83428571428571" calcext:value-type="float">
            <text:p>6.834</text:p>
          </table:table-cell>
          <table:table-cell office:value-type="float" office:value="6.75111111111111" calcext:value-type="float">
            <text:p>6.751</text:p>
          </table:table-cell>
          <table:table-cell office:value-type="float" office:value="6.80785714285714" calcext:value-type="float">
            <text:p>6.808</text:p>
          </table:table-cell>
          <table:table-cell office:value-type="float" office:value="6.80142857142857" calcext:value-type="float">
            <text:p>6.801</text:p>
          </table:table-cell>
          <table:table-cell office:value-type="float" office:value="6.53642857142857" calcext:value-type="float">
            <text:p>6.536</text:p>
          </table:table-cell>
          <table:table-cell office:value-type="float" office:value="6.76142857142857" calcext:value-type="float">
            <text:p>6.761</text:p>
          </table:table-cell>
          <table:table-cell office:value-type="float" office:value="6.94" calcext:value-type="float">
            <text:p>6.940</text:p>
          </table:table-cell>
          <table:table-cell office:value-type="float" office:value="6.82428571428572" calcext:value-type="float">
            <text:p>6.824</text:p>
          </table:table-cell>
          <table:table-cell office:value-type="float" office:value="6.93230769230769" calcext:value-type="float">
            <text:p>6.932</text:p>
          </table:table-cell>
          <table:table-cell office:value-type="float" office:value="6.83428571428571" calcext:value-type="float">
            <text:p>6.834</text:p>
          </table:table-cell>
          <table:table-cell office:value-type="float" office:value="6.655" calcext:value-type="float">
            <text:p>6.655</text:p>
          </table:table-cell>
          <table:table-cell office:value-type="float" office:value="8.1875" calcext:value-type="float">
            <text:p>8.188</text:p>
          </table:table-cell>
          <table:table-cell office:value-type="float" office:value="6.85" calcext:value-type="float">
            <text:p>6.850</text:p>
          </table:table-cell>
          <table:table-cell office:value-type="float" office:value="7.97333333333333" calcext:value-type="float">
            <text:p>7.973</text:p>
          </table:table-cell>
          <table:table-cell office:value-type="float" office:value="6.96846153846154" calcext:value-type="float">
            <text:p>6.968</text:p>
          </table:table-cell>
          <table:table-cell office:value-type="float" office:value="6.88153846153846" calcext:value-type="float">
            <text:p>6.882</text:p>
          </table:table-cell>
          <table:table-cell office:value-type="float" office:value="6.67428571428572" calcext:value-type="float">
            <text:p>6.674</text:p>
          </table:table-cell>
          <table:table-cell office:value-type="float" office:value="6.88571428571429" calcext:value-type="float">
            <text:p>6.886</text:p>
          </table:table-cell>
        </table:table-row>
        <table:table-row table:style-name="ro1">
          <table:table-cell office:value-type="string" calcext:value-type="string">
            <text:p>doitgen_STANDARD</text:p>
          </table:table-cell>
          <table:table-cell office:value-type="float" office:value="16.9966666666667" calcext:value-type="float">
            <text:p>16.997</text:p>
          </table:table-cell>
          <table:table-cell office:value-type="float" office:value="16.1766666666667" calcext:value-type="float">
            <text:p>16.177</text:p>
          </table:table-cell>
          <table:table-cell office:value-type="float" office:value="15.07" calcext:value-type="float">
            <text:p>15.070</text:p>
          </table:table-cell>
          <table:table-cell office:value-type="float" office:value="15.2716666666667" calcext:value-type="float">
            <text:p>15.272</text:p>
          </table:table-cell>
          <table:table-cell office:value-type="float" office:value="15.3633333333333" calcext:value-type="float">
            <text:p>15.363</text:p>
          </table:table-cell>
          <table:table-cell office:value-type="float" office:value="14.8785714285714" calcext:value-type="float">
            <text:p>14.879</text:p>
          </table:table-cell>
          <table:table-cell office:value-type="float" office:value="15.1966666666667" calcext:value-type="float">
            <text:p>15.197</text:p>
          </table:table-cell>
          <table:table-cell office:value-type="float" office:value="15.3183333333333" calcext:value-type="float">
            <text:p>15.318</text:p>
          </table:table-cell>
          <table:table-cell office:value-type="float" office:value="15.5633333333333" calcext:value-type="float">
            <text:p>15.563</text:p>
          </table:table-cell>
          <table:table-cell office:value-type="float" office:value="15.5183333333333" calcext:value-type="float">
            <text:p>15.518</text:p>
          </table:table-cell>
          <table:table-cell office:value-type="float" office:value="16.2616666666667" calcext:value-type="float">
            <text:p>16.262</text:p>
          </table:table-cell>
          <table:table-cell office:value-type="float" office:value="15.0816666666667" calcext:value-type="float">
            <text:p>15.082</text:p>
          </table:table-cell>
          <table:table-cell office:value-type="float" office:value="17.4625" calcext:value-type="float">
            <text:p>17.463</text:p>
          </table:table-cell>
          <table:table-cell office:value-type="float" office:value="15.3016666666667" calcext:value-type="float">
            <text:p>15.302</text:p>
          </table:table-cell>
          <table:table-cell office:value-type="float" office:value="18.022" calcext:value-type="float">
            <text:p>18.022</text:p>
          </table:table-cell>
          <table:table-cell office:value-type="float" office:value="16.3316666666667" calcext:value-type="float">
            <text:p>16.332</text:p>
          </table:table-cell>
          <table:table-cell office:value-type="float" office:value="15.51" calcext:value-type="float">
            <text:p>15.510</text:p>
          </table:table-cell>
          <table:table-cell office:value-type="float" office:value="15.6783333333333" calcext:value-type="float">
            <text:p>15.678</text:p>
          </table:table-cell>
          <table:table-cell office:value-type="float" office:value="15.71" calcext:value-type="float">
            <text:p>15.710</text:p>
          </table:table-cell>
        </table:table-row>
        <table:table-row table:style-name="ro1">
          <table:table-cell office:value-type="string" calcext:value-type="string">
            <text:p>durbin_STANDARD</text:p>
          </table:table-cell>
          <table:table-cell office:value-type="float" office:value="12.42625" calcext:value-type="float">
            <text:p>12.426</text:p>
          </table:table-cell>
          <table:table-cell office:value-type="float" office:value="12.4925" calcext:value-type="float">
            <text:p>12.493</text:p>
          </table:table-cell>
          <table:table-cell office:value-type="float" office:value="12.124" calcext:value-type="float">
            <text:p>12.124</text:p>
          </table:table-cell>
          <table:table-cell office:value-type="float" office:value="12.47125" calcext:value-type="float">
            <text:p>12.471</text:p>
          </table:table-cell>
          <table:table-cell office:value-type="float" office:value="12.46625" calcext:value-type="float">
            <text:p>12.466</text:p>
          </table:table-cell>
          <table:table-cell office:value-type="float" office:value="11.735" calcext:value-type="float">
            <text:p>11.735</text:p>
          </table:table-cell>
          <table:table-cell office:value-type="float" office:value="12.39125" calcext:value-type="float">
            <text:p>12.391</text:p>
          </table:table-cell>
          <table:table-cell office:value-type="float" office:value="12.6625" calcext:value-type="float">
            <text:p>12.663</text:p>
          </table:table-cell>
          <table:table-cell office:value-type="float" office:value="12.4625" calcext:value-type="float">
            <text:p>12.463</text:p>
          </table:table-cell>
          <table:table-cell office:value-type="float" office:value="12.64375" calcext:value-type="float">
            <text:p>12.644</text:p>
          </table:table-cell>
          <table:table-cell office:value-type="float" office:value="12.26125" calcext:value-type="float">
            <text:p>12.261</text:p>
          </table:table-cell>
          <table:table-cell office:value-type="float" office:value="12.04625" calcext:value-type="float">
            <text:p>12.046</text:p>
          </table:table-cell>
          <table:table-cell office:value-type="float" office:value="20.5966666666667" calcext:value-type="float">
            <text:p>20.597</text:p>
          </table:table-cell>
          <table:table-cell office:value-type="float" office:value="12.48125" calcext:value-type="float">
            <text:p>12.481</text:p>
          </table:table-cell>
          <table:table-cell office:value-type="float" office:value="15.7783333333333" calcext:value-type="float">
            <text:p>15.778</text:p>
          </table:table-cell>
          <table:table-cell office:value-type="float" office:value="12.7842857142857" calcext:value-type="float">
            <text:p>12.784</text:p>
          </table:table-cell>
          <table:table-cell office:value-type="float" office:value="12.5425" calcext:value-type="float">
            <text:p>12.543</text:p>
          </table:table-cell>
          <table:table-cell office:value-type="float" office:value="12.06875" calcext:value-type="float">
            <text:p>12.069</text:p>
          </table:table-cell>
          <table:table-cell office:value-type="float" office:value="12.55" calcext:value-type="float">
            <text:p>12.550</text:p>
          </table:table-cell>
        </table:table-row>
        <table:table-row table:style-name="ro1">
          <table:table-cell office:value-type="string" calcext:value-type="string">
            <text:p>ep.A.g</text:p>
          </table:table-cell>
          <table:table-cell office:value-type="float" office:value="10.8433333333333" calcext:value-type="float">
            <text:p>10.843</text:p>
          </table:table-cell>
          <table:table-cell office:value-type="float" office:value="10.8111111111111" calcext:value-type="float">
            <text:p>10.811</text:p>
          </table:table-cell>
          <table:table-cell office:value-type="float" office:value="10.615" calcext:value-type="float">
            <text:p>10.615</text:p>
          </table:table-cell>
          <table:table-cell office:value-type="float" office:value="10.8311111111111" calcext:value-type="float">
            <text:p>10.831</text:p>
          </table:table-cell>
          <table:table-cell office:value-type="float" office:value="10.8355555555556" calcext:value-type="float">
            <text:p>10.836</text:p>
          </table:table-cell>
          <table:table-cell office:value-type="float" office:value="10.4011111111111" calcext:value-type="float">
            <text:p>10.401</text:p>
          </table:table-cell>
          <table:table-cell office:value-type="float" office:value="10.8222222222222" calcext:value-type="float">
            <text:p>10.822</text:p>
          </table:table-cell>
          <table:table-cell office:value-type="float" office:value="10.7877777777778" calcext:value-type="float">
            <text:p>10.788</text:p>
          </table:table-cell>
          <table:table-cell office:value-type="float" office:value="10.8022222222222" calcext:value-type="float">
            <text:p>10.802</text:p>
          </table:table-cell>
          <table:table-cell office:value-type="float" office:value="10.9322222222222" calcext:value-type="float">
            <text:p>10.932</text:p>
          </table:table-cell>
          <table:table-cell office:value-type="float" office:value="10.6655555555556" calcext:value-type="float">
            <text:p>10.666</text:p>
          </table:table-cell>
          <table:table-cell office:value-type="float" office:value="10.6111111111111" calcext:value-type="float">
            <text:p>10.611</text:p>
          </table:table-cell>
          <table:table-cell office:value-type="float" office:value="11.775" calcext:value-type="float">
            <text:p>11.775</text:p>
          </table:table-cell>
          <table:table-cell office:value-type="float" office:value="10.7977777777778" calcext:value-type="float">
            <text:p>10.798</text:p>
          </table:table-cell>
          <table:table-cell office:value-type="float" office:value="11.6425" calcext:value-type="float">
            <text:p>11.643</text:p>
          </table:table-cell>
          <table:table-cell office:value-type="float" office:value="10.9877777777778" calcext:value-type="float">
            <text:p>10.988</text:p>
          </table:table-cell>
          <table:table-cell office:value-type="float" office:value="10.8222222222222" calcext:value-type="float">
            <text:p>10.822</text:p>
          </table:table-cell>
          <table:table-cell office:value-type="float" office:value="10.4722222222222" calcext:value-type="float">
            <text:p>10.472</text:p>
          </table:table-cell>
          <table:table-cell office:value-type="float" office:value="10.9022222222222" calcext:value-type="float">
            <text:p>10.902</text:p>
          </table:table-cell>
        </table:table-row>
        <table:table-row table:style-name="ro1">
          <table:table-cell office:value-type="string" calcext:value-type="string">
            <text:p>ft.A</text:p>
          </table:table-cell>
          <table:table-cell office:value-type="float" office:value="3.32407407407407" calcext:value-type="float">
            <text:p>3.324</text:p>
          </table:table-cell>
          <table:table-cell office:value-type="float" office:value="3.31481481481481" calcext:value-type="float">
            <text:p>3.315</text:p>
          </table:table-cell>
          <table:table-cell office:value-type="float" office:value="3.17894736842105" calcext:value-type="float">
            <text:p>3.179</text:p>
          </table:table-cell>
          <table:table-cell office:value-type="float" office:value="3.24642857142857" calcext:value-type="float">
            <text:p>3.246</text:p>
          </table:table-cell>
          <table:table-cell office:value-type="float" office:value="3.25892857142857" calcext:value-type="float">
            <text:p>3.259</text:p>
          </table:table-cell>
          <table:table-cell office:value-type="float" office:value="3.17137931034483" calcext:value-type="float">
            <text:p>3.171</text:p>
          </table:table-cell>
          <table:table-cell office:value-type="float" office:value="3.2275" calcext:value-type="float">
            <text:p>3.228</text:p>
          </table:table-cell>
          <table:table-cell office:value-type="float" office:value="3.3837037037037" calcext:value-type="float">
            <text:p>3.384</text:p>
          </table:table-cell>
          <table:table-cell office:value-type="float" office:value="3.3175" calcext:value-type="float">
            <text:p>3.318</text:p>
          </table:table-cell>
          <table:table-cell office:value-type="float" office:value="3.39074074074074" calcext:value-type="float">
            <text:p>3.391</text:p>
          </table:table-cell>
          <table:table-cell office:value-type="float" office:value="3.50192307692308" calcext:value-type="float">
            <text:p>3.502</text:p>
          </table:table-cell>
          <table:table-cell office:value-type="float" office:value="3.15758620689655" calcext:value-type="float">
            <text:p>3.158</text:p>
          </table:table-cell>
          <table:table-cell office:value-type="float" office:value="4.79846153846154" calcext:value-type="float">
            <text:p>4.798</text:p>
          </table:table-cell>
          <table:table-cell office:value-type="float" office:value="3.33259259259259" calcext:value-type="float">
            <text:p>3.333</text:p>
          </table:table-cell>
          <table:table-cell office:value-type="float" office:value="4.627" calcext:value-type="float">
            <text:p>4.627</text:p>
          </table:table-cell>
          <table:table-cell office:value-type="float" office:value="3.41444444444444" calcext:value-type="float">
            <text:p>3.414</text:p>
          </table:table-cell>
          <table:table-cell office:value-type="float" office:value="3.32703703703704" calcext:value-type="float">
            <text:p>3.327</text:p>
          </table:table-cell>
          <table:table-cell office:value-type="float" office:value="3.34962962962963" calcext:value-type="float">
            <text:p>3.350</text:p>
          </table:table-cell>
          <table:table-cell office:value-type="float" office:value="3.30285714285714" calcext:value-type="float">
            <text:p>3.303</text:p>
          </table:table-cell>
        </table:table-row>
        <table:table-row table:style-name="ro1">
          <table:table-cell office:value-type="string" calcext:value-type="string">
            <text:p>gemm_STANDARD</text:p>
          </table:table-cell>
          <table:table-cell office:value-type="float" office:value="32.3433333333333" calcext:value-type="float">
            <text:p>32.343</text:p>
          </table:table-cell>
          <table:table-cell office:value-type="float" office:value="32.8233333333333" calcext:value-type="float">
            <text:p>32.823</text:p>
          </table:table-cell>
          <table:table-cell office:value-type="float" office:value="31.59" calcext:value-type="float">
            <text:p>31.590</text:p>
          </table:table-cell>
          <table:table-cell office:value-type="float" office:value="32.4233333333333" calcext:value-type="float">
            <text:p>32.423</text:p>
          </table:table-cell>
          <table:table-cell office:value-type="float" office:value="32.2133333333333" calcext:value-type="float">
            <text:p>32.213</text:p>
          </table:table-cell>
          <table:table-cell office:value-type="float" office:value="31.3533333333333" calcext:value-type="float">
            <text:p>31.353</text:p>
          </table:table-cell>
          <table:table-cell office:value-type="float" office:value="32.3033333333333" calcext:value-type="float">
            <text:p>32.303</text:p>
          </table:table-cell>
          <table:table-cell office:value-type="float" office:value="32.6166666666667" calcext:value-type="float">
            <text:p>32.617</text:p>
          </table:table-cell>
          <table:table-cell office:value-type="float" office:value="32.2866666666667" calcext:value-type="float">
            <text:p>32.287</text:p>
          </table:table-cell>
          <table:table-cell office:value-type="float" office:value="32.7733333333333" calcext:value-type="float">
            <text:p>32.773</text:p>
          </table:table-cell>
          <table:table-cell office:value-type="float" office:value="32.2066666666667" calcext:value-type="float">
            <text:p>32.207</text:p>
          </table:table-cell>
          <table:table-cell office:value-type="float" office:value="31.6933333333333" calcext:value-type="float">
            <text:p>31.693</text:p>
          </table:table-cell>
          <table:table-cell office:value-type="float" office:value="38.7" calcext:value-type="float">
            <text:p>38.700</text:p>
          </table:table-cell>
          <table:table-cell office:value-type="float" office:value="32.4" calcext:value-type="float">
            <text:p>32.400</text:p>
          </table:table-cell>
          <table:table-cell office:value-type="float" office:value="37.3833333333333" calcext:value-type="float">
            <text:p>37.383</text:p>
          </table:table-cell>
          <table:table-cell office:value-type="float" office:value="32.61" calcext:value-type="float">
            <text:p>32.610</text:p>
          </table:table-cell>
          <table:table-cell office:value-type="float" office:value="32.5933333333333" calcext:value-type="float">
            <text:p>32.593</text:p>
          </table:table-cell>
          <table:table-cell office:value-type="float" office:value="31.4066666666667" calcext:value-type="float">
            <text:p>31.407</text:p>
          </table:table-cell>
          <table:table-cell office:value-type="float" office:value="32.7766666666667" calcext:value-type="float">
            <text:p>32.777</text:p>
          </table:table-cell>
        </table:table-row>
        <table:table-row table:style-name="ro1">
          <table:table-cell office:value-type="string" calcext:value-type="string">
            <text:p>gemver_STANDARD</text:p>
          </table:table-cell>
          <table:table-cell office:value-type="float" office:value="14.4771428571429" calcext:value-type="float">
            <text:p>14.477</text:p>
          </table:table-cell>
          <table:table-cell office:value-type="float" office:value="14.4642857142857" calcext:value-type="float">
            <text:p>14.464</text:p>
          </table:table-cell>
          <table:table-cell office:value-type="float" office:value="14.128" calcext:value-type="float">
            <text:p>14.128</text:p>
          </table:table-cell>
          <table:table-cell office:value-type="float" office:value="14.46" calcext:value-type="float">
            <text:p>14.460</text:p>
          </table:table-cell>
          <table:table-cell office:value-type="float" office:value="14.41" calcext:value-type="float">
            <text:p>14.410</text:p>
          </table:table-cell>
          <table:table-cell office:value-type="float" office:value="13.9014285714286" calcext:value-type="float">
            <text:p>13.901</text:p>
          </table:table-cell>
          <table:table-cell office:value-type="float" office:value="14.3314285714286" calcext:value-type="float">
            <text:p>14.331</text:p>
          </table:table-cell>
          <table:table-cell office:value-type="float" office:value="14.6542857142857" calcext:value-type="float">
            <text:p>14.654</text:p>
          </table:table-cell>
          <table:table-cell office:value-type="float" office:value="14.3971428571429" calcext:value-type="float">
            <text:p>14.397</text:p>
          </table:table-cell>
          <table:table-cell office:value-type="float" office:value="14.6542857142857" calcext:value-type="float">
            <text:p>14.654</text:p>
          </table:table-cell>
          <table:table-cell office:value-type="float" office:value="14.57" calcext:value-type="float">
            <text:p>14.570</text:p>
          </table:table-cell>
          <table:table-cell office:value-type="float" office:value="14.03" calcext:value-type="float">
            <text:p>14.030</text:p>
          </table:table-cell>
          <table:table-cell office:value-type="float" office:value="18.2875" calcext:value-type="float">
            <text:p>18.288</text:p>
          </table:table-cell>
          <table:table-cell office:value-type="float" office:value="14.4871428571429" calcext:value-type="float">
            <text:p>14.487</text:p>
          </table:table-cell>
          <table:table-cell office:value-type="float" office:value="17.3216666666667" calcext:value-type="float">
            <text:p>17.322</text:p>
          </table:table-cell>
          <table:table-cell office:value-type="float" office:value="14.8528571428571" calcext:value-type="float">
            <text:p>14.853</text:p>
          </table:table-cell>
          <table:table-cell office:value-type="float" office:value="14.6" calcext:value-type="float">
            <text:p>14.600</text:p>
          </table:table-cell>
          <table:table-cell office:value-type="float" office:value="14.1685714285714" calcext:value-type="float">
            <text:p>14.169</text:p>
          </table:table-cell>
          <table:table-cell office:value-type="float" office:value="14.6514285714286" calcext:value-type="float">
            <text:p>14.651</text:p>
          </table:table-cell>
        </table:table-row>
        <table:table-row table:style-name="ro1">
          <table:table-cell office:value-type="string" calcext:value-type="string">
            <text:p>gesummv_STANDARD</text:p>
          </table:table-cell>
          <table:table-cell office:value-type="float" office:value="7.58666666666667" calcext:value-type="float">
            <text:p>7.587</text:p>
          </table:table-cell>
          <table:table-cell office:value-type="float" office:value="7.625" calcext:value-type="float">
            <text:p>7.625</text:p>
          </table:table-cell>
          <table:table-cell office:value-type="float" office:value="7.31888888888889" calcext:value-type="float">
            <text:p>7.319</text:p>
          </table:table-cell>
          <table:table-cell office:value-type="float" office:value="7.52583333333333" calcext:value-type="float">
            <text:p>7.526</text:p>
          </table:table-cell>
          <table:table-cell office:value-type="float" office:value="7.525" calcext:value-type="float">
            <text:p>7.525</text:p>
          </table:table-cell>
          <table:table-cell office:value-type="float" office:value="7.25692307692308" calcext:value-type="float">
            <text:p>7.257</text:p>
          </table:table-cell>
          <table:table-cell office:value-type="float" office:value="7.49583333333333" calcext:value-type="float">
            <text:p>7.496</text:p>
          </table:table-cell>
          <table:table-cell office:value-type="float" office:value="7.99583333333333" calcext:value-type="float">
            <text:p>7.996</text:p>
          </table:table-cell>
          <table:table-cell office:value-type="float" office:value="7.62416666666667" calcext:value-type="float">
            <text:p>7.624</text:p>
          </table:table-cell>
          <table:table-cell office:value-type="float" office:value="7.88083333333333" calcext:value-type="float">
            <text:p>7.881</text:p>
          </table:table-cell>
          <table:table-cell office:value-type="float" office:value="7.81" calcext:value-type="float">
            <text:p>7.810</text:p>
          </table:table-cell>
          <table:table-cell office:value-type="float" office:value="7.29384615384616" calcext:value-type="float">
            <text:p>7.294</text:p>
          </table:table-cell>
          <table:table-cell office:value-type="float" office:value="12.472" calcext:value-type="float">
            <text:p>12.472</text:p>
          </table:table-cell>
          <table:table-cell office:value-type="float" office:value="7.64166666666667" calcext:value-type="float">
            <text:p>7.642</text:p>
          </table:table-cell>
          <table:table-cell office:value-type="float" office:value="11.55125" calcext:value-type="float">
            <text:p>11.551</text:p>
          </table:table-cell>
          <table:table-cell office:value-type="float" office:value="7.66666666666667" calcext:value-type="float">
            <text:p>7.667</text:p>
          </table:table-cell>
          <table:table-cell office:value-type="float" office:value="7.67833333333333" calcext:value-type="float">
            <text:p>7.678</text:p>
          </table:table-cell>
          <table:table-cell office:value-type="float" office:value="7.44769230769231" calcext:value-type="float">
            <text:p>7.448</text:p>
          </table:table-cell>
          <table:table-cell office:value-type="float" office:value="7.64583333333333" calcext:value-type="float">
            <text:p>7.646</text:p>
          </table:table-cell>
        </table:table-row>
        <table:table-row table:style-name="ro1">
          <table:table-cell office:value-type="string" calcext:value-type="string">
            <text:p>gramschmidt_STANDARD</text:p>
          </table:table-cell>
          <table:table-cell office:value-type="float" office:value="28.5425" calcext:value-type="float">
            <text:p>28.543</text:p>
          </table:table-cell>
          <table:table-cell office:value-type="float" office:value="28.51" calcext:value-type="float">
            <text:p>28.510</text:p>
          </table:table-cell>
          <table:table-cell office:value-type="float" office:value="28.2633333333333" calcext:value-type="float">
            <text:p>28.263</text:p>
          </table:table-cell>
          <table:table-cell office:value-type="float" office:value="28.5825" calcext:value-type="float">
            <text:p>28.583</text:p>
          </table:table-cell>
          <table:table-cell office:value-type="float" office:value="28.6875" calcext:value-type="float">
            <text:p>28.688</text:p>
          </table:table-cell>
          <table:table-cell office:value-type="float" office:value="27.335" calcext:value-type="float">
            <text:p>27.335</text:p>
          </table:table-cell>
          <table:table-cell office:value-type="float" office:value="28.44" calcext:value-type="float">
            <text:p>28.440</text:p>
          </table:table-cell>
          <table:table-cell office:value-type="float" office:value="28.48" calcext:value-type="float">
            <text:p>28.480</text:p>
          </table:table-cell>
          <table:table-cell office:value-type="float" office:value="28.76" calcext:value-type="float">
            <text:p>28.760</text:p>
          </table:table-cell>
          <table:table-cell office:value-type="float" office:value="28.7625" calcext:value-type="float">
            <text:p>28.763</text:p>
          </table:table-cell>
          <table:table-cell office:value-type="float" office:value="28.0025" calcext:value-type="float">
            <text:p>28.003</text:p>
          </table:table-cell>
          <table:table-cell office:value-type="float" office:value="27.82" calcext:value-type="float">
            <text:p>27.820</text:p>
          </table:table-cell>
          <table:table-cell office:value-type="float" office:value="31.58" calcext:value-type="float">
            <text:p>31.580</text:p>
          </table:table-cell>
          <table:table-cell office:value-type="float" office:value="28.4725" calcext:value-type="float">
            <text:p>28.473</text:p>
          </table:table-cell>
          <table:table-cell office:value-type="float" office:value="31.2933333333333" calcext:value-type="float">
            <text:p>31.293</text:p>
          </table:table-cell>
          <table:table-cell office:value-type="float" office:value="29.075" calcext:value-type="float">
            <text:p>29.075</text:p>
          </table:table-cell>
          <table:table-cell office:value-type="float" office:value="28.8675" calcext:value-type="float">
            <text:p>28.868</text:p>
          </table:table-cell>
          <table:table-cell office:value-type="float" office:value="27.6625" calcext:value-type="float">
            <text:p>27.663</text:p>
          </table:table-cell>
          <table:table-cell office:value-type="float" office:value="28.6775" calcext:value-type="float">
            <text:p>28.678</text:p>
          </table:table-cell>
        </table:table-row>
        <table:table-row table:style-name="ro1">
          <table:table-cell office:value-type="string" calcext:value-type="string">
            <text:p>jacLR</text:p>
          </table:table-cell>
          <table:table-cell office:value-type="float" office:value="13.98" calcext:value-type="float">
            <text:p>13.980</text:p>
          </table:table-cell>
          <table:table-cell office:value-type="float" office:value="13.81" calcext:value-type="float">
            <text:p>13.810</text:p>
          </table:table-cell>
          <table:table-cell office:value-type="float" office:value="13.328" calcext:value-type="float">
            <text:p>13.328</text:p>
          </table:table-cell>
          <table:table-cell office:value-type="float" office:value="13.3671428571429" calcext:value-type="float">
            <text:p>13.367</text:p>
          </table:table-cell>
          <table:table-cell office:value-type="float" office:value="13.4557142857143" calcext:value-type="float">
            <text:p>13.456</text:p>
          </table:table-cell>
          <table:table-cell office:value-type="float" office:value="13.5714285714286" calcext:value-type="float">
            <text:p>13.571</text:p>
          </table:table-cell>
          <table:table-cell office:value-type="float" office:value="13.7371428571429" calcext:value-type="float">
            <text:p>13.737</text:p>
          </table:table-cell>
          <table:table-cell office:value-type="float" office:value="15.585" calcext:value-type="float">
            <text:p>15.585</text:p>
          </table:table-cell>
          <table:table-cell office:value-type="float" office:value="14.0642857142857" calcext:value-type="float">
            <text:p>14.064</text:p>
          </table:table-cell>
          <table:table-cell office:value-type="float" office:value="15.0833333333333" calcext:value-type="float">
            <text:p>15.083</text:p>
          </table:table-cell>
          <table:table-cell office:value-type="float" office:value="15.9833333333333" calcext:value-type="float">
            <text:p>15.983</text:p>
          </table:table-cell>
          <table:table-cell office:value-type="float" office:value="13.7128571428571" calcext:value-type="float">
            <text:p>13.713</text:p>
          </table:table-cell>
          <table:table-cell office:value-type="float" office:value="22.6466666666667" calcext:value-type="float">
            <text:p>22.647</text:p>
          </table:table-cell>
          <table:table-cell office:value-type="float" office:value="14.74" calcext:value-type="float">
            <text:p>14.740</text:p>
          </table:table-cell>
          <table:table-cell office:value-type="float" office:value="21.284" calcext:value-type="float">
            <text:p>21.284</text:p>
          </table:table-cell>
          <table:table-cell office:value-type="float" office:value="14.84" calcext:value-type="float">
            <text:p>14.840</text:p>
          </table:table-cell>
          <table:table-cell office:value-type="float" office:value="14.3471428571429" calcext:value-type="float">
            <text:p>14.347</text:p>
          </table:table-cell>
          <table:table-cell office:value-type="float" office:value="15.0066666666667" calcext:value-type="float">
            <text:p>15.007</text:p>
          </table:table-cell>
          <table:table-cell office:value-type="float" office:value="14.4028571428571" calcext:value-type="float">
            <text:p>14.403</text:p>
          </table:table-cell>
        </table:table-row>
        <table:table-row table:style-name="ro1">
          <table:table-cell office:value-type="string" calcext:value-type="string">
            <text:p>mvt_STANDARD</text:p>
          </table:table-cell>
          <table:table-cell office:value-type="float" office:value="19.242" calcext:value-type="float">
            <text:p>19.242</text:p>
          </table:table-cell>
          <table:table-cell office:value-type="float" office:value="19.252" calcext:value-type="float">
            <text:p>19.252</text:p>
          </table:table-cell>
          <table:table-cell office:value-type="float" office:value="18.7825" calcext:value-type="float">
            <text:p>18.783</text:p>
          </table:table-cell>
          <table:table-cell office:value-type="float" office:value="19.22" calcext:value-type="float">
            <text:p>19.220</text:p>
          </table:table-cell>
          <table:table-cell office:value-type="float" office:value="19.156" calcext:value-type="float">
            <text:p>19.156</text:p>
          </table:table-cell>
          <table:table-cell office:value-type="float" office:value="18.454" calcext:value-type="float">
            <text:p>18.454</text:p>
          </table:table-cell>
          <table:table-cell office:value-type="float" office:value="19.038" calcext:value-type="float">
            <text:p>19.038</text:p>
          </table:table-cell>
          <table:table-cell office:value-type="float" office:value="19.324" calcext:value-type="float">
            <text:p>19.324</text:p>
          </table:table-cell>
          <table:table-cell office:value-type="float" office:value="19.186" calcext:value-type="float">
            <text:p>19.186</text:p>
          </table:table-cell>
          <table:table-cell office:value-type="float" office:value="19.37" calcext:value-type="float">
            <text:p>19.370</text:p>
          </table:table-cell>
          <table:table-cell office:value-type="float" office:value="19.072" calcext:value-type="float">
            <text:p>19.072</text:p>
          </table:table-cell>
          <table:table-cell office:value-type="float" office:value="18.702" calcext:value-type="float">
            <text:p>18.702</text:p>
          </table:table-cell>
          <table:table-cell office:value-type="float" office:value="23.5433333333333" calcext:value-type="float">
            <text:p>23.543</text:p>
          </table:table-cell>
          <table:table-cell office:value-type="float" office:value="19.19" calcext:value-type="float">
            <text:p>19.190</text:p>
          </table:table-cell>
          <table:table-cell office:value-type="float" office:value="22.36" calcext:value-type="float">
            <text:p>22.360</text:p>
          </table:table-cell>
          <table:table-cell office:value-type="float" office:value="19.71" calcext:value-type="float">
            <text:p>19.710</text:p>
          </table:table-cell>
          <table:table-cell office:value-type="float" office:value="19.352" calcext:value-type="float">
            <text:p>19.352</text:p>
          </table:table-cell>
          <table:table-cell office:value-type="float" office:value="18.634" calcext:value-type="float">
            <text:p>18.634</text:p>
          </table:table-cell>
          <table:table-cell office:value-type="float" office:value="19.46" calcext:value-type="float">
            <text:p>19.460</text:p>
          </table:table-cell>
        </table:table-row>
        <table:table-row table:style-name="ro1">
          <table:table-cell office:value-type="string" calcext:value-type="string">
            <text:p>stream_d0</text:p>
          </table:table-cell>
          <table:table-cell office:value-type="float" office:value="7.86083333333334" calcext:value-type="float">
            <text:p>7.861</text:p>
          </table:table-cell>
          <table:table-cell office:value-type="float" office:value="7.72583333333333" calcext:value-type="float">
            <text:p>7.726</text:p>
          </table:table-cell>
          <table:table-cell office:value-type="float" office:value="7.47125" calcext:value-type="float">
            <text:p>7.471</text:p>
          </table:table-cell>
          <table:table-cell office:value-type="float" office:value="7.5625" calcext:value-type="float">
            <text:p>7.563</text:p>
          </table:table-cell>
          <table:table-cell office:value-type="float" office:value="7.6" calcext:value-type="float">
            <text:p>7.600</text:p>
          </table:table-cell>
          <table:table-cell office:value-type="float" office:value="7.60416666666667" calcext:value-type="float">
            <text:p>7.604</text:p>
          </table:table-cell>
          <table:table-cell office:value-type="float" office:value="7.67833333333333" calcext:value-type="float">
            <text:p>7.678</text:p>
          </table:table-cell>
          <table:table-cell office:value-type="float" office:value="8.9" calcext:value-type="float">
            <text:p>8.900</text:p>
          </table:table-cell>
          <table:table-cell office:value-type="float" office:value="7.8825" calcext:value-type="float">
            <text:p>7.883</text:p>
          </table:table-cell>
          <table:table-cell office:value-type="float" office:value="8.66727272727273" calcext:value-type="float">
            <text:p>8.667</text:p>
          </table:table-cell>
          <table:table-cell office:value-type="float" office:value="9.388" calcext:value-type="float">
            <text:p>9.388</text:p>
          </table:table-cell>
          <table:table-cell office:value-type="float" office:value="7.63833333333333" calcext:value-type="float">
            <text:p>7.638</text:p>
          </table:table-cell>
          <table:table-cell office:value-type="float" office:value="13.938" calcext:value-type="float">
            <text:p>13.938</text:p>
          </table:table-cell>
          <table:table-cell office:value-type="float" office:value="8.35090909090909" calcext:value-type="float">
            <text:p>8.351</text:p>
          </table:table-cell>
          <table:table-cell office:value-type="float" office:value="13.4385714285714" calcext:value-type="float">
            <text:p>13.439</text:p>
          </table:table-cell>
          <table:table-cell office:value-type="float" office:value="8.55727272727273" calcext:value-type="float">
            <text:p>8.557</text:p>
          </table:table-cell>
          <table:table-cell office:value-type="float" office:value="8.26272727272727" calcext:value-type="float">
            <text:p>8.263</text:p>
          </table:table-cell>
          <table:table-cell office:value-type="float" office:value="8.62" calcext:value-type="float">
            <text:p>8.620</text:p>
          </table:table-cell>
          <table:table-cell office:value-type="float" office:value="8.24545454545455" calcext:value-type="float">
            <text:p>8.245</text:p>
          </table:table-cell>
        </table:table-row>
        <table:table-row table:style-name="ro1">
          <table:table-cell office:value-type="string" calcext:value-type="string">
            <text:p>syr2k_STANDARD</text:p>
          </table:table-cell>
          <table:table-cell office:value-type="float" office:value="17.825" calcext:value-type="float">
            <text:p>17.825</text:p>
          </table:table-cell>
          <table:table-cell office:value-type="float" office:value="17.6366666666667" calcext:value-type="float">
            <text:p>17.637</text:p>
          </table:table-cell>
          <table:table-cell office:value-type="float" office:value="17.1875" calcext:value-type="float">
            <text:p>17.188</text:p>
          </table:table-cell>
          <table:table-cell office:value-type="float" office:value="17.6516666666667" calcext:value-type="float">
            <text:p>17.652</text:p>
          </table:table-cell>
          <table:table-cell office:value-type="float" office:value="17.345" calcext:value-type="float">
            <text:p>17.345</text:p>
          </table:table-cell>
          <table:table-cell office:value-type="float" office:value="16.8883333333333" calcext:value-type="float">
            <text:p>16.888</text:p>
          </table:table-cell>
          <table:table-cell office:value-type="float" office:value="17.86" calcext:value-type="float">
            <text:p>17.860</text:p>
          </table:table-cell>
          <table:table-cell office:value-type="float" office:value="18.664" calcext:value-type="float">
            <text:p>18.664</text:p>
          </table:table-cell>
          <table:table-cell office:value-type="float" office:value="17.894" calcext:value-type="float">
            <text:p>17.894</text:p>
          </table:table-cell>
          <table:table-cell office:value-type="float" office:value="18.304" calcext:value-type="float">
            <text:p>18.304</text:p>
          </table:table-cell>
          <table:table-cell office:value-type="float" office:value="18.486" calcext:value-type="float">
            <text:p>18.486</text:p>
          </table:table-cell>
          <table:table-cell office:value-type="float" office:value="17.1283333333333" calcext:value-type="float">
            <text:p>17.128</text:p>
          </table:table-cell>
          <table:table-cell office:value-type="float" office:value="29.815" calcext:value-type="float">
            <text:p>29.815</text:p>
          </table:table-cell>
          <table:table-cell office:value-type="float" office:value="17.858" calcext:value-type="float">
            <text:p>17.858</text:p>
          </table:table-cell>
          <table:table-cell office:value-type="float" office:value="27.3925" calcext:value-type="float">
            <text:p>27.393</text:p>
          </table:table-cell>
          <table:table-cell office:value-type="float" office:value="18.416" calcext:value-type="float">
            <text:p>18.416</text:p>
          </table:table-cell>
          <table:table-cell office:value-type="float" office:value="18.252" calcext:value-type="float">
            <text:p>18.252</text:p>
          </table:table-cell>
          <table:table-cell office:value-type="float" office:value="17.5466666666667" calcext:value-type="float">
            <text:p>17.547</text:p>
          </table:table-cell>
          <table:table-cell office:value-type="float" office:value="17.932" calcext:value-type="float">
            <text:p>17.932</text:p>
          </table:table-cell>
        </table:table-row>
        <table:table-row table:style-name="ro1">
          <table:table-cell office:value-type="string" calcext:value-type="string">
            <text:p>syrk_STANDARD</text:p>
          </table:table-cell>
          <table:table-cell office:value-type="float" office:value="17.2733333333333" calcext:value-type="float">
            <text:p>17.273</text:p>
          </table:table-cell>
          <table:table-cell office:value-type="float" office:value="17.6233333333333" calcext:value-type="float">
            <text:p>17.623</text:p>
          </table:table-cell>
          <table:table-cell office:value-type="float" office:value="16.28" calcext:value-type="float">
            <text:p>16.280</text:p>
          </table:table-cell>
          <table:table-cell office:value-type="float" office:value="16.9933333333333" calcext:value-type="float">
            <text:p>16.993</text:p>
          </table:table-cell>
          <table:table-cell office:value-type="float" office:value="16.5966666666667" calcext:value-type="float">
            <text:p>16.597</text:p>
          </table:table-cell>
          <table:table-cell office:value-type="float" office:value="15.9333333333333" calcext:value-type="float">
            <text:p>15.933</text:p>
          </table:table-cell>
          <table:table-cell office:value-type="float" office:value="16.3583333333333" calcext:value-type="float">
            <text:p>16.358</text:p>
          </table:table-cell>
          <table:table-cell office:value-type="float" office:value="18.242" calcext:value-type="float">
            <text:p>18.242</text:p>
          </table:table-cell>
          <table:table-cell office:value-type="float" office:value="17.1733333333333" calcext:value-type="float">
            <text:p>17.173</text:p>
          </table:table-cell>
          <table:table-cell office:value-type="float" office:value="17.875" calcext:value-type="float">
            <text:p>17.875</text:p>
          </table:table-cell>
          <table:table-cell office:value-type="float" office:value="18.7" calcext:value-type="float">
            <text:p>18.700</text:p>
          </table:table-cell>
          <table:table-cell office:value-type="float" office:value="16.0966666666667" calcext:value-type="float">
            <text:p>16.097</text:p>
          </table:table-cell>
          <table:table-cell office:value-type="float" office:value="35.815" calcext:value-type="float">
            <text:p>35.815</text:p>
          </table:table-cell>
          <table:table-cell office:value-type="float" office:value="17.5016666666667" calcext:value-type="float">
            <text:p>17.502</text:p>
          </table:table-cell>
          <table:table-cell office:value-type="float" office:value="34.1833333333333" calcext:value-type="float">
            <text:p>34.183</text:p>
          </table:table-cell>
          <table:table-cell office:value-type="float" office:value="19.554" calcext:value-type="float">
            <text:p>19.554</text:p>
          </table:table-cell>
          <table:table-cell office:value-type="float" office:value="18.918" calcext:value-type="float">
            <text:p>18.918</text:p>
          </table:table-cell>
          <table:table-cell office:value-type="float" office:value="17.3266666666667" calcext:value-type="float">
            <text:p>17.327</text:p>
          </table:table-cell>
          <table:table-cell office:value-type="float" office:value="18.242" calcext:value-type="float">
            <text:p>18.242</text:p>
          </table:table-cell>
        </table:table-row>
        <table:table-row table:style-name="ro1">
          <table:table-cell office:value-type="string" calcext:value-type="string">
            <text:p>trisolv_STANDARD</text:p>
          </table:table-cell>
          <table:table-cell office:value-type="float" office:value="7.91" calcext:value-type="float">
            <text:p>7.910</text:p>
          </table:table-cell>
          <table:table-cell office:value-type="float" office:value="7.9" calcext:value-type="float">
            <text:p>7.900</text:p>
          </table:table-cell>
          <table:table-cell office:value-type="float" office:value="7.83" calcext:value-type="float">
            <text:p>7.830</text:p>
          </table:table-cell>
          <table:table-cell office:value-type="float" office:value="7.8975" calcext:value-type="float">
            <text:p>7.898</text:p>
          </table:table-cell>
          <table:table-cell office:value-type="float" office:value="7.885" calcext:value-type="float">
            <text:p>7.885</text:p>
          </table:table-cell>
          <table:table-cell office:value-type="float" office:value="7.50333333333333" calcext:value-type="float">
            <text:p>7.503</text:p>
          </table:table-cell>
          <table:table-cell office:value-type="float" office:value="7.8825" calcext:value-type="float">
            <text:p>7.883</text:p>
          </table:table-cell>
          <table:table-cell office:value-type="float" office:value="7.9525" calcext:value-type="float">
            <text:p>7.953</text:p>
          </table:table-cell>
          <table:table-cell office:value-type="float" office:value="7.88166666666667" calcext:value-type="float">
            <text:p>7.882</text:p>
          </table:table-cell>
          <table:table-cell office:value-type="float" office:value="7.94916666666667" calcext:value-type="float">
            <text:p>7.949</text:p>
          </table:table-cell>
          <table:table-cell office:value-type="float" office:value="7.8975" calcext:value-type="float">
            <text:p>7.898</text:p>
          </table:table-cell>
          <table:table-cell office:value-type="float" office:value="7.66666666666667" calcext:value-type="float">
            <text:p>7.667</text:p>
          </table:table-cell>
          <table:table-cell office:value-type="float" office:value="9.74857142857143" calcext:value-type="float">
            <text:p>9.749</text:p>
          </table:table-cell>
          <table:table-cell office:value-type="float" office:value="7.885" calcext:value-type="float">
            <text:p>7.885</text:p>
          </table:table-cell>
          <table:table-cell office:value-type="float" office:value="9.284" calcext:value-type="float">
            <text:p>9.284</text:p>
          </table:table-cell>
          <table:table-cell office:value-type="float" office:value="8.01666666666667" calcext:value-type="float">
            <text:p>8.017</text:p>
          </table:table-cell>
          <table:table-cell office:value-type="float" office:value="8.0025" calcext:value-type="float">
            <text:p>8.003</text:p>
          </table:table-cell>
          <table:table-cell office:value-type="float" office:value="7.66" calcext:value-type="float">
            <text:p>7.660</text:p>
          </table:table-cell>
          <table:table-cell office:value-type="float" office:value="7.96583333333333" calcext:value-type="float">
            <text:p>7.966</text:p>
          </table:table-cell>
        </table:table-row>
        <table:table-row table:style-name="ro1">
          <table:table-cell office:value-type="string" calcext:value-type="string">
            <text:p>trmm_STANDARD</text:p>
          </table:table-cell>
          <table:table-cell office:value-type="float" office:value="15.6133333333333" calcext:value-type="float">
            <text:p>15.613</text:p>
          </table:table-cell>
          <table:table-cell office:value-type="float" office:value="15.625" calcext:value-type="float">
            <text:p>15.625</text:p>
          </table:table-cell>
          <table:table-cell office:value-type="float" office:value="14.8225" calcext:value-type="float">
            <text:p>14.823</text:p>
          </table:table-cell>
          <table:table-cell office:value-type="float" office:value="15.48" calcext:value-type="float">
            <text:p>15.480</text:p>
          </table:table-cell>
          <table:table-cell office:value-type="float" office:value="15.1983333333333" calcext:value-type="float">
            <text:p>15.198</text:p>
          </table:table-cell>
          <table:table-cell office:value-type="float" office:value="14.7242857142857" calcext:value-type="float">
            <text:p>14.724</text:p>
          </table:table-cell>
          <table:table-cell office:value-type="float" office:value="15.1433333333333" calcext:value-type="float">
            <text:p>15.143</text:p>
          </table:table-cell>
          <table:table-cell office:value-type="float" office:value="16.6366666666667" calcext:value-type="float">
            <text:p>16.637</text:p>
          </table:table-cell>
          <table:table-cell office:value-type="float" office:value="15.5166666666667" calcext:value-type="float">
            <text:p>15.517</text:p>
          </table:table-cell>
          <table:table-cell office:value-type="float" office:value="16.2533333333333" calcext:value-type="float">
            <text:p>16.253</text:p>
          </table:table-cell>
          <table:table-cell office:value-type="float" office:value="16.6016666666667" calcext:value-type="float">
            <text:p>16.602</text:p>
          </table:table-cell>
          <table:table-cell office:value-type="float" office:value="14.8457142857143" calcext:value-type="float">
            <text:p>14.846</text:p>
          </table:table-cell>
          <table:table-cell office:value-type="float" office:value="33.8" calcext:value-type="float">
            <text:p>33.800</text:p>
          </table:table-cell>
          <table:table-cell office:value-type="float" office:value="15.7566666666667" calcext:value-type="float">
            <text:p>15.757</text:p>
          </table:table-cell>
          <table:table-cell office:value-type="float" office:value="32.0966666666667" calcext:value-type="float">
            <text:p>32.097</text:p>
          </table:table-cell>
          <table:table-cell office:value-type="float" office:value="17.0916666666667" calcext:value-type="float">
            <text:p>17.092</text:p>
          </table:table-cell>
          <table:table-cell office:value-type="float" office:value="16.885" calcext:value-type="float">
            <text:p>16.885</text:p>
          </table:table-cell>
          <table:table-cell office:value-type="float" office:value="15.4066666666667" calcext:value-type="float">
            <text:p>15.407</text:p>
          </table:table-cell>
          <table:table-cell office:value-type="float" office:value="16.5816666666667" calcext:value-type="float">
            <text:p>16.5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1" loext:min-decimal-places="1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2:05:50.2864543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2:19:30.721073983</dc:date>
    <meta:editing-duration>PT18M21S</meta:editing-duration>
    <meta:editing-cycles>7</meta:editing-cycles>
    <meta:generator>LibreOffice/5.1.4.2$Linux_X86_64 LibreOffice_project/10m0$Build-2</meta:generator>
    <meta:document-statistic meta:table-count="1" meta:cell-count="399" meta:object-count="0"/>
  </office:meta>
</office:document-meta>
</file>